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153in" style:rel-column-width="454*"/>
    </style:style>
    <style:style style:name="Table1.B" style:family="table-column">
      <style:table-column-properties style:column-width="2.1875in" style:rel-column-width="3150*"/>
    </style:style>
    <style:style style:name="Table1.C" style:family="table-column">
      <style:table-column-properties style:column-width="0.125in" style:rel-column-width="180*"/>
    </style:style>
    <style:style style:name="Table1.D" style:family="table-column">
      <style:table-column-properties style:column-width="0.3063in" style:rel-column-width="441*"/>
    </style:style>
    <style:style style:name="Table1.E" style:family="table-column">
      <style:table-column-properties style:column-width="3.759in" style:rel-column-width="54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96ce4" officeooo:paragraph-rsid="00096ce4"/>
    </style:style>
    <style:style style:name="P3" style:family="paragraph" style:parent-style-name="Standard">
      <style:paragraph-properties fo:text-align="center" style:justify-single-word="false"/>
      <style:text-properties officeooo:rsid="00096ce4" officeooo:paragraph-rsid="00096ce4"/>
    </style:style>
    <style:style style:name="P4" style:family="paragraph" style:parent-style-name="Standard">
      <style:text-properties fo:font-style="italic" officeooo:rsid="00096ce4" officeooo:paragraph-rsid="00096ce4" style:font-style-asian="italic" style:font-style-complex="italic"/>
    </style:style>
    <style:style style:name="P5" style:family="paragraph" style:parent-style-name="Standard">
      <style:text-properties officeooo:rsid="0009c720" officeooo:paragraph-rsid="0009c720"/>
    </style:style>
    <style:style style:name="P6" style:family="paragraph" style:parent-style-name="Standard">
      <style:text-properties officeooo:rsid="0009c720" officeooo:paragraph-rsid="000a1b75"/>
    </style:style>
    <style:style style:name="P7" style:family="paragraph" style:parent-style-name="Standard">
      <style:text-properties officeooo:rsid="000a1b75" officeooo:paragraph-rsid="000a1b75"/>
    </style:style>
    <style:style style:name="P8" style:family="paragraph" style:parent-style-name="Standard">
      <style:text-properties officeooo:rsid="000a1b75" officeooo:paragraph-rsid="000be50c"/>
    </style:style>
    <style:style style:name="P9" style:family="paragraph" style:parent-style-name="Standard">
      <style:text-properties officeooo:rsid="000a1b75" officeooo:paragraph-rsid="000dc04f"/>
    </style:style>
    <style:style style:name="P10" style:family="paragraph" style:parent-style-name="Standard">
      <style:text-properties officeooo:rsid="000a1b75" officeooo:paragraph-rsid="00160e30"/>
    </style:style>
    <style:style style:name="P11" style:family="paragraph" style:parent-style-name="Standard">
      <style:text-properties fo:font-size="8pt" officeooo:rsid="000a1b75" officeooo:paragraph-rsid="000be50c" style:font-size-asian="8pt" style:font-size-complex="8pt"/>
    </style:style>
    <style:style style:name="P12" style:family="paragraph" style:parent-style-name="Standard">
      <style:text-properties fo:font-size="8pt" officeooo:rsid="000a1b75" officeooo:paragraph-rsid="000c277b" style:font-size-asian="8pt" style:font-size-complex="8pt"/>
    </style:style>
    <style:style style:name="P13" style:family="paragraph" style:parent-style-name="Standard">
      <style:text-properties fo:font-size="8pt" officeooo:rsid="000a1b75" officeooo:paragraph-rsid="000f3235" style:font-size-asian="8pt" style:font-size-complex="8pt"/>
    </style:style>
    <style:style style:name="P14" style:family="paragraph" style:parent-style-name="Standard">
      <style:text-properties fo:font-size="8pt" officeooo:rsid="000a1b75" officeooo:paragraph-rsid="0010b622" style:font-size-asian="8pt" style:font-size-complex="8pt"/>
    </style:style>
    <style:style style:name="P15" style:family="paragraph" style:parent-style-name="Standard">
      <style:text-properties fo:font-size="8pt" officeooo:rsid="000f3235" officeooo:paragraph-rsid="000f3235" style:font-size-asian="8pt" style:font-size-complex="8pt"/>
    </style:style>
    <style:style style:name="P16" style:family="paragraph" style:parent-style-name="Standard">
      <style:text-properties fo:font-size="8pt" officeooo:rsid="00113a07" officeooo:paragraph-rsid="00113a07" style:font-size-asian="8pt" style:font-size-complex="8pt"/>
    </style:style>
    <style:style style:name="P17" style:family="paragraph" style:parent-style-name="Standard">
      <style:text-properties fo:font-size="8pt" officeooo:rsid="00113a07" officeooo:paragraph-rsid="00131f48" style:font-size-asian="8pt" style:font-size-complex="8pt"/>
    </style:style>
    <style:style style:name="P18" style:family="paragraph" style:parent-style-name="Standard">
      <style:text-properties fo:font-size="8pt" officeooo:rsid="00113a07" officeooo:paragraph-rsid="001508d1" style:font-size-asian="8pt" style:font-size-complex="8pt"/>
    </style:style>
    <style:style style:name="P19" style:family="paragraph" style:parent-style-name="Standard">
      <style:text-properties fo:font-size="8pt" officeooo:rsid="00113a07" officeooo:paragraph-rsid="00160e30" style:font-size-asian="8pt" style:font-size-complex="8pt"/>
    </style:style>
    <style:style style:name="P20" style:family="paragraph" style:parent-style-name="Standard">
      <style:text-properties officeooo:rsid="00160e30" officeooo:paragraph-rsid="00160e30"/>
    </style:style>
    <style:style style:name="P21" style:family="paragraph" style:parent-style-name="Standard">
      <style:text-properties officeooo:rsid="0017cb6f" officeooo:paragraph-rsid="0017cb6f"/>
    </style:style>
    <style:style style:name="P22" style:family="paragraph" style:parent-style-name="Table_20_Contents">
      <style:text-properties fo:font-size="8pt" fo:font-weight="bold" officeooo:rsid="000be50c" officeooo:paragraph-rsid="000be50c" style:font-size-asian="8pt" style:font-weight-asian="bold" style:font-size-complex="8pt" style:font-weight-complex="bold"/>
    </style:style>
    <style:style style:name="P23" style:family="paragraph" style:parent-style-name="Table_20_Contents">
      <style:text-properties fo:font-size="8pt" fo:font-weight="bold" officeooo:rsid="000f3235" officeooo:paragraph-rsid="000f3235" style:font-size-asian="8pt" style:font-weight-asian="bold" style:font-size-complex="8pt" style:font-weight-complex="bold"/>
    </style:style>
    <style:style style:name="P24" style:family="paragraph" style:parent-style-name="Table_20_Contents">
      <style:text-properties fo:font-size="8pt" officeooo:rsid="000be50c" officeooo:paragraph-rsid="000be50c" style:font-size-asian="8pt" style:font-size-complex="8pt"/>
    </style:style>
    <style:style style:name="P25" style:family="paragraph" style:parent-style-name="Table_20_Contents">
      <style:text-properties fo:font-size="8pt" officeooo:rsid="000f3235" officeooo:paragraph-rsid="000f3235" style:font-size-asian="8pt" style:font-size-complex="8pt"/>
    </style:style>
    <style:style style:name="P26" style:family="paragraph" style:parent-style-name="Table_20_Contents">
      <style:text-properties fo:font-size="8pt" officeooo:paragraph-rsid="000be50c" style:font-size-asian="8pt" style:font-size-complex="8pt"/>
    </style:style>
    <style:style style:name="P27" style:family="paragraph" style:parent-style-name="Table_20_Contents">
      <style:text-properties fo:font-size="8pt" officeooo:rsid="00131f48" officeooo:paragraph-rsid="00131f48" style:font-size-asian="8pt" style:font-size-complex="8pt"/>
    </style:style>
    <style:style style:name="T1" style:family="text">
      <style:text-properties officeooo:rsid="00096ce4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96ce4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96ce4"/>
    </style:style>
    <style:style style:name="T6" style:family="text">
      <style:text-properties style:text-position="super 58%" officeooo:rsid="000be50c"/>
    </style:style>
    <style:style style:name="T7" style:family="text">
      <style:text-properties style:text-position="super 58%" officeooo:rsid="000dc04f"/>
    </style:style>
    <style:style style:name="T8" style:family="text">
      <style:text-properties officeooo:rsid="0009c720"/>
    </style:style>
    <style:style style:name="T9" style:family="text">
      <style:text-properties style:text-position="0% 100%"/>
    </style:style>
    <style:style style:name="T10" style:family="text">
      <style:text-properties officeooo:rsid="000be50c"/>
    </style:style>
    <style:style style:name="T11" style:family="text">
      <style:text-properties officeooo:rsid="000c277b"/>
    </style:style>
    <style:style style:name="T12" style:family="text">
      <style:text-properties style:font-name="Liberation Sans" fo:font-size="28pt" fo:font-weight="bold" officeooo:rsid="000c277b" style:font-name-asian="PingFang SC" style:font-size-asian="28pt" style:font-weight-asian="bold" style:font-name-complex="Arial Unicode MS" style:font-size-complex="28pt" style:font-weight-complex="bold"/>
    </style:style>
    <style:style style:name="T13" style:family="text">
      <style:text-properties officeooo:rsid="000dc04f"/>
    </style:style>
    <style:style style:name="T14" style:family="text">
      <style:text-properties officeooo:rsid="000f3235"/>
    </style:style>
    <style:style style:name="T15" style:family="text">
      <style:text-properties officeooo:rsid="0010b622"/>
    </style:style>
    <style:style style:name="T16" style:family="text">
      <style:text-properties officeooo:rsid="00131f48"/>
    </style:style>
    <style:style style:name="T17" style:family="text">
      <style:text-properties officeooo:rsid="001508d1"/>
    </style:style>
    <style:style style:name="T18" style:family="text">
      <style:text-properties officeooo:rsid="00160e30"/>
    </style:style>
    <style:style style:name="T19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2">Non-Standard Symmetric</text:span> Binary</text:p>
      <text:p text:style-name="P3">by Sven Nilsen, 2022</text:p>
      <text:p text:style-name="P2"/>
      <text:p text:style-name="P4">In this paper I discuss a <text:span text:style-name="T13">non-standard</text:span> binary system related to the balanced ternary system.</text:p>
      <text:p text:style-name="P2"/>
      <text:p text:style-name="P2">A balanced ternary system<text:span text:style-name="T4"><text:reference-ref text:reference-format="text" text:ref-name="balanced ternary">[1]</text:reference-ref></text:span> has bases `<text:span text:style-name="T8">D = {</text:span>-1, 0, 1<text:span text:style-name="T8">}</text:span>` and has the following evaluation:</text:p>
      <text:p text:style-name="P2"/>
      <text:p text:style-name="P2"><text:tab/>v(d : <text:span text:style-name="T8">[D]</text:span>) = ∑ i { d<text:span text:style-name="T2">i</text:span> · 3<text:span text:style-name="T4">i</text:span> }</text:p>
      <text:p text:style-name="P2"/>
      <text:p text:style-name="P5">A <text:span text:style-name="T13">non-standard</text:span><text:span text:style-name="T7"><text:reference-ref text:reference-format="text" text:ref-name="non-standard">[2]</text:reference-ref></text:span><text:span text:style-name="T13"> symmetric</text:span> binary system has bases `D = {0, ±1}` and has a non-trivial evaluation:</text:p>
      <text:p text:style-name="P5"/>
      <text:p text:style-name="P5"><text:tab/>v(d : [D], c : [C]) = <text:span text:style-name="T1">∑ i { </text:span>|<text:span text:style-name="T1">d</text:span><text:span text:style-name="T3">i</text:span><text:span text:style-name="T9">|</text:span><text:span text:style-name="T1"> · </text:span>c<text:span text:style-name="T3">i</text:span><text:span text:style-name="T1"> · </text:span>2<text:span text:style-name="T5">i</text:span><text:span text:style-name="T1"> }</text:span></text:p>
      <text:p text:style-name="P5"/>
      <text:p text:style-name="P6">Where `|0| = 0` and `|±1| = 1`.</text:p>
      <text:p text:style-name="P6">`C = {-1, 1}` and picks a sign choice for each symbol.</text:p>
      <text:p text:style-name="P6"/>
      <text:p text:style-name="P5">When a symbol <text:span text:style-name="T18">in `d` </text:span>is `0`, the corresponding sign choice is irrelevant.</text:p>
      <text:p text:style-name="P7">This means that there are many choices that correspond to the same evaluations.</text:p>
      <text:p text:style-name="P5"/>
      <text:p text:style-name="P10">To represent choices uniquely and efficiently, one can exploit the property that for any `d` there is at most one value `x = v(d, c)` up to the relevance of `c`.</text:p>
      <text:p text:style-name="P10"><text:line-break/>Borrowing the notation from Avatar Logic<text:span text:style-name="T4"><text:reference-ref text:reference-format="text" text:ref-name="avatar logic">[3]</text:reference-ref></text:span>, this is written <text:span text:style-name="T18">`</text:span>x’(d)<text:span text:style-name="T18">`.</text:span></text:p>
      <text:p text:style-name="P21">The sign is factored out, e.g. `+x’(d)` or `-x’(d)`</text:p>
      <text:p text:style-name="P7"/>
      <text:p text:style-name="P7">One reads this as “`x` as `d`”.</text:p>
      <text:p text:style-name="P7"/>
      <text:p text:style-name="P9">For example, `2’(6)` is read “2 as 6”, where `6` is binary of `D` <text:span text:style-name="T13">(`</text:span><text:span text:style-name="T8">±</text:span>1, <text:span text:style-name="T8">±</text:span>1, 0<text:span text:style-name="T13">`)</text:span>.</text:p>
      <text:p text:style-name="P7">A way to clarify is by reading “2 as 1-avatar of <text:span text:style-name="T8">±</text:span>1, <text:span text:style-name="T8">±</text:span>1, 0” <text:span text:style-name="T10">which gives `+1, -1, 0`:</text:span></text:p>
      <text:p text:style-name="P7"/>
      <text:p text:style-name="P8"><text:tab/><text:span text:style-name="T10">(+1) · 2</text:span><text:span text:style-name="T6">2</text:span><text:span text:style-name="T10"> + (-1) · 2</text:span><text:span text:style-name="T6">1</text:span><text:span text:style-name="T10"> + 0 · 2</text:span><text:span text:style-name="T6">0</text:span><text:span text:style-name="T10"> = 2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140362590149584">
          <table:table-cell table:style-name="Table1.A1" office:value-type="string">
            <text:p text:style-name="P22">d</text:p>
          </table:table-cell>
          <table:table-cell table:style-name="Table1.B1" office:value-type="string">
            <text:p text:style-name="P22">avatars</text:p>
          </table:table-cell>
          <table:table-cell table:style-name="Table1.C1" office:value-type="string">
            <text:p text:style-name="P23"/>
          </table:table-cell>
          <table:table-cell table:style-name="Table1.A1" office:value-type="string">
            <text:p text:style-name="P23">d</text:p>
          </table:table-cell>
          <table:table-cell table:style-name="Table1.B1" office:value-type="string">
            <text:p text:style-name="P23">avatars</text:p>
          </table:table-cell>
        </table:table-row>
        <table:table-row table:style-name="TableLine140362590149584">
          <table:table-cell table:style-name="Table1.A2" office:value-type="string">
            <text:p text:style-name="P24">0</text:p>
          </table:table-cell>
          <table:table-cell table:style-name="Table1.B2" office:value-type="string">
            <text:p text:style-name="P24">0’(0)</text:p>
          </table:table-cell>
          <table:table-cell table:style-name="Table1.C1" office:value-type="string">
            <text:p text:style-name="P24"/>
          </table:table-cell>
          <table:table-cell table:style-name="Table1.A2" office:value-type="string">
            <text:p text:style-name="P25">15</text:p>
          </table:table-cell>
          <table:table-cell table:style-name="Table1.B2" office:value-type="string">
            <text:p text:style-name="P27"><text:span text:style-name="T8">±</text:span>1’(15), <text:span text:style-name="T8">±</text:span>3’(15), <text:span text:style-name="T8">±</text:span>5’(15), <text:span text:style-name="T8">±</text:span>7’(15), <text:span text:style-name="T8">±</text:span>9’(15), <text:span text:style-name="T8">±</text:span>11’(15)<text:span text:style-name="T8">, ±</text:span>13’(15)<text:span text:style-name="T8">, ±</text:span>15’(15)</text:p>
          </table:table-cell>
        </table:table-row>
        <table:table-row table:style-name="TableLine140362590149584">
          <table:table-cell table:style-name="Table1.A2" office:value-type="string">
            <text:p text:style-name="P24">1</text:p>
          </table:table-cell>
          <table:table-cell table:style-name="Table1.B2" office:value-type="string">
            <text:p text:style-name="P26"><text:span text:style-name="T8">±</text:span><text:span text:style-name="T10">1’(1)</text:span></text:p>
          </table:table-cell>
          <table:table-cell table:style-name="Table1.C1" office:value-type="string">
            <text:p text:style-name="P26"/>
          </table:table-cell>
          <table:table-cell table:style-name="Table1.A2" office:value-type="string">
            <text:p text:style-name="P25">16</text:p>
          </table:table-cell>
          <table:table-cell table:style-name="Table1.B2" office:value-type="string">
            <text:p text:style-name="P17"><text:span text:style-name="T8">±</text:span><text:span text:style-name="T16">16’(16)</text:span></text:p>
          </table:table-cell>
        </table:table-row>
        <table:table-row table:style-name="TableLine140362590149584">
          <table:table-cell table:style-name="Table1.A2" office:value-type="string">
            <text:p text:style-name="P24">2</text:p>
          </table:table-cell>
          <table:table-cell table:style-name="Table1.B2" office:value-type="string">
            <text:p text:style-name="P26"><text:span text:style-name="T8">±</text:span><text:span text:style-name="T10">2’(2)</text:span></text:p>
          </table:table-cell>
          <table:table-cell table:style-name="Table1.C1" office:value-type="string">
            <text:p text:style-name="P26"/>
          </table:table-cell>
          <table:table-cell table:style-name="Table1.A2" office:value-type="string">
            <text:p text:style-name="P25">17</text:p>
          </table:table-cell>
          <table:table-cell table:style-name="Table1.B2" office:value-type="string">
            <text:p text:style-name="P17"><text:span text:style-name="T8">±</text:span><text:span text:style-name="T16">15’(17), </text:span><text:span text:style-name="T8">±</text:span><text:span text:style-name="T16">17’(17)</text:span></text:p>
          </table:table-cell>
        </table:table-row>
        <table:table-row table:style-name="TableLine140362590149584">
          <table:table-cell table:style-name="Table1.A2" office:value-type="string">
            <text:p text:style-name="P24">3</text:p>
          </table:table-cell>
          <table:table-cell table:style-name="Table1.B2" office:value-type="string">
            <text:p text:style-name="P26"><text:span text:style-name="T8">±</text:span><text:span text:style-name="T10">1’(3), </text:span><text:span text:style-name="T8">±</text:span><text:span text:style-name="T10">3’(3)</text:span></text:p>
          </table:table-cell>
          <table:table-cell table:style-name="Table1.C1" office:value-type="string">
            <text:p text:style-name="P26"/>
          </table:table-cell>
          <table:table-cell table:style-name="Table1.A2" office:value-type="string">
            <text:p text:style-name="P25">18</text:p>
          </table:table-cell>
          <table:table-cell table:style-name="Table1.B2" office:value-type="string">
            <text:p text:style-name="P17"><text:span text:style-name="T8">±</text:span><text:span text:style-name="T16">14’(18)</text:span><text:span text:style-name="T8">, ±</text:span><text:span text:style-name="T16">18’(18)</text:span></text:p>
          </table:table-cell>
        </table:table-row>
        <table:table-row table:style-name="TableLine140362590149584">
          <table:table-cell table:style-name="Table1.A2" office:value-type="string">
            <text:p text:style-name="P24">4</text:p>
          </table:table-cell>
          <table:table-cell table:style-name="Table1.B2" office:value-type="string">
            <text:p text:style-name="P11"><text:span text:style-name="T8">±</text:span><text:span text:style-name="T10">4’(4)</text:span></text:p>
          </table:table-cell>
          <table:table-cell table:style-name="Table1.C1" office:value-type="string">
            <text:p text:style-name="P11"/>
          </table:table-cell>
          <table:table-cell table:style-name="Table1.A2" office:value-type="string">
            <text:p text:style-name="P15">19</text:p>
          </table:table-cell>
          <table:table-cell table:style-name="Table1.B2" office:value-type="string">
            <text:p text:style-name="P17"><text:span text:style-name="T8">±</text:span><text:span text:style-name="T16">13’(19)</text:span><text:span text:style-name="T8">, ±</text:span><text:span text:style-name="T16">15’(19)</text:span><text:span text:style-name="T8">, ±</text:span><text:span text:style-name="T16">17’(19)</text:span><text:span text:style-name="T8">, ±</text:span><text:span text:style-name="T16">19’(19)</text:span></text:p>
          </table:table-cell>
        </table:table-row>
        <table:table-row table:style-name="TableLine140362590149584">
          <table:table-cell table:style-name="Table1.A2" office:value-type="string">
            <text:p text:style-name="P24">5</text:p>
          </table:table-cell>
          <table:table-cell table:style-name="Table1.B2" office:value-type="string">
            <text:p text:style-name="P11"><text:span text:style-name="T8">±</text:span><text:span text:style-name="T10">3’(5), </text:span><text:span text:style-name="T8">±</text:span><text:span text:style-name="T10">5’(5)</text:span></text:p>
          </table:table-cell>
          <table:table-cell table:style-name="Table1.C1" office:value-type="string">
            <text:p text:style-name="P11"/>
          </table:table-cell>
          <table:table-cell table:style-name="Table1.A2" office:value-type="string">
            <text:p text:style-name="P15">20</text:p>
          </table:table-cell>
          <table:table-cell table:style-name="Table1.B2" office:value-type="string">
            <text:p text:style-name="P17"><text:span text:style-name="T8">±</text:span><text:span text:style-name="T16">12’(20)</text:span><text:span text:style-name="T8">, ±</text:span><text:span text:style-name="T16">20’(20)</text:span></text:p>
          </table:table-cell>
        </table:table-row>
        <table:table-row table:style-name="TableLine140362590149584">
          <table:table-cell table:style-name="Table1.A2" office:value-type="string">
            <text:p text:style-name="P24">6</text:p>
          </table:table-cell>
          <table:table-cell table:style-name="Table1.B2" office:value-type="string">
            <text:p text:style-name="P11"><text:span text:style-name="T8">±</text:span><text:span text:style-name="T10">2’(6), </text:span><text:span text:style-name="T8">±</text:span><text:span text:style-name="T10">6’(6)</text:span></text:p>
          </table:table-cell>
          <table:table-cell table:style-name="Table1.C1" office:value-type="string">
            <text:p text:style-name="P11"/>
          </table:table-cell>
          <table:table-cell table:style-name="Table1.A2" office:value-type="string">
            <text:p text:style-name="P15">21</text:p>
          </table:table-cell>
          <table:table-cell table:style-name="Table1.B2" office:value-type="string">
            <text:p text:style-name="P18"><text:span text:style-name="T8">±</text:span><text:span text:style-name="T17">11’(21)</text:span><text:span text:style-name="T8">, ±</text:span><text:span text:style-name="T17">13’(21)</text:span><text:span text:style-name="T8">, ±</text:span><text:span text:style-name="T17">19’(21)</text:span><text:span text:style-name="T8">, ±</text:span><text:span text:style-name="T17">21’(21)</text:span></text:p>
          </table:table-cell>
        </table:table-row>
        <table:table-row table:style-name="TableLine140362590149584">
          <table:table-cell table:style-name="Table1.A2" office:value-type="string">
            <text:p text:style-name="P24">7</text:p>
          </table:table-cell>
          <table:table-cell table:style-name="Table1.B2" office:value-type="string">
            <text:p text:style-name="P12"><text:span text:style-name="T8">±</text:span><text:span text:style-name="T11">1’(7), </text:span><text:span text:style-name="T8">±</text:span><text:span text:style-name="T11">3’(7), </text:span><text:span text:style-name="T8">±</text:span><text:span text:style-name="T10">5’(</text:span><text:span text:style-name="T11">7</text:span><text:span text:style-name="T10">)</text:span><text:span text:style-name="T8">, ±</text:span><text:span text:style-name="T10">7’(</text:span><text:span text:style-name="T11">7</text:span><text:span text:style-name="T10">)</text:span></text:p>
          </table:table-cell>
          <table:table-cell table:style-name="Table1.C1" office:value-type="string">
            <text:p text:style-name="P12"/>
          </table:table-cell>
          <table:table-cell table:style-name="Table1.A2" office:value-type="string">
            <text:p text:style-name="P15">22</text:p>
          </table:table-cell>
          <table:table-cell table:style-name="Table1.B2" office:value-type="string">
            <text:p text:style-name="P18"><text:span text:style-name="T8">±</text:span><text:span text:style-name="T17">10’(22), </text:span><text:span text:style-name="T8">±</text:span><text:span text:style-name="T17">14’(22)</text:span><text:span text:style-name="T8">, ±</text:span><text:span text:style-name="T17">18’(22)</text:span><text:span text:style-name="T8">, ±</text:span><text:span text:style-name="T17">22’(22)</text:span></text:p>
          </table:table-cell>
        </table:table-row>
        <table:table-row table:style-name="TableLine140362590149584">
          <table:table-cell table:style-name="Table1.A2" office:value-type="string">
            <text:p text:style-name="P24">8</text:p>
          </table:table-cell>
          <table:table-cell table:style-name="Table1.B2" office:value-type="string">
            <text:p text:style-name="P13"><text:span text:style-name="T8">±</text:span><text:span text:style-name="T14">8’(8)</text:span></text:p>
          </table:table-cell>
          <table:table-cell table:style-name="Table1.C1" office:value-type="string">
            <text:p text:style-name="P13"/>
          </table:table-cell>
          <table:table-cell table:style-name="Table1.A2" office:value-type="string">
            <text:p text:style-name="P15">23</text:p>
          </table:table-cell>
          <table:table-cell table:style-name="Table1.B2" office:value-type="string">
            <text:p text:style-name="P18"><text:span text:style-name="T8">±</text:span><text:span text:style-name="T17">17’(23)</text:span><text:span text:style-name="T8">, ±</text:span><text:span text:style-name="T17">19’(23)</text:span><text:span text:style-name="T8">, ±</text:span><text:span text:style-name="T17">21’(23)</text:span><text:span text:style-name="T8">, ±</text:span><text:span text:style-name="T17">23’(23)</text:span></text:p>
          </table:table-cell>
        </table:table-row>
        <table:table-row table:style-name="TableLine140362590149584">
          <table:table-cell table:style-name="Table1.A2" office:value-type="string">
            <text:p text:style-name="P24">9</text:p>
          </table:table-cell>
          <table:table-cell table:style-name="Table1.B2" office:value-type="string">
            <text:p text:style-name="P13"><text:span text:style-name="T8">±</text:span><text:span text:style-name="T14">7’(9)</text:span><text:span text:style-name="T8">, ±</text:span><text:span text:style-name="T14">9’(9)</text:span></text:p>
          </table:table-cell>
          <table:table-cell table:style-name="Table1.C1" office:value-type="string">
            <text:p text:style-name="P13"/>
          </table:table-cell>
          <table:table-cell table:style-name="Table1.A2" office:value-type="string">
            <text:p text:style-name="P15">24</text:p>
          </table:table-cell>
          <table:table-cell table:style-name="Table1.B2" office:value-type="string">
            <text:p text:style-name="P18"><text:span text:style-name="T8">±</text:span><text:span text:style-name="T17">8’(24)</text:span><text:span text:style-name="T8">, ±</text:span><text:span text:style-name="T17">24’(24)</text:span></text:p>
          </table:table-cell>
        </table:table-row>
        <table:table-row table:style-name="TableLine140362590149584">
          <table:table-cell table:style-name="Table1.A2" office:value-type="string">
            <text:p text:style-name="P24">10</text:p>
          </table:table-cell>
          <table:table-cell table:style-name="Table1.B2" office:value-type="string">
            <text:p text:style-name="P13"><text:span text:style-name="T8">±</text:span><text:span text:style-name="T14">6’(10), </text:span><text:span text:style-name="T8">±</text:span><text:span text:style-name="T14">10’(10)</text:span></text:p>
          </table:table-cell>
          <table:table-cell table:style-name="Table1.C1" office:value-type="string">
            <text:p text:style-name="P13"/>
          </table:table-cell>
          <table:table-cell table:style-name="Table1.A2" office:value-type="string">
            <text:p text:style-name="P15">25</text:p>
          </table:table-cell>
          <table:table-cell table:style-name="Table1.B2" office:value-type="string">
            <text:p text:style-name="P18"><text:span text:style-name="T8">±</text:span><text:span text:style-name="T17">7’(25)</text:span><text:span text:style-name="T8">, ±</text:span><text:span text:style-name="T17">9’(25)</text:span><text:span text:style-name="T8">, ±</text:span><text:span text:style-name="T17">23’(25)</text:span><text:span text:style-name="T8">, ±</text:span><text:span text:style-name="T17">25’(25)</text:span></text:p>
          </table:table-cell>
        </table:table-row>
        <table:table-row table:style-name="TableLine140362590149584">
          <table:table-cell table:style-name="Table1.A2" office:value-type="string">
            <text:p text:style-name="P25">11</text:p>
          </table:table-cell>
          <table:table-cell table:style-name="Table1.B2" office:value-type="string">
            <text:p text:style-name="P13"><text:span text:style-name="T8">±</text:span><text:span text:style-name="T14">5’(11), </text:span><text:span text:style-name="T8">±</text:span><text:span text:style-name="T14">7’(11), </text:span><text:span text:style-name="T8">±</text:span><text:span text:style-name="T14">9’(11), </text:span><text:span text:style-name="T8">±</text:span><text:span text:style-name="T14">11’(11)</text:span></text:p>
          </table:table-cell>
          <table:table-cell table:style-name="Table1.C1" office:value-type="string">
            <text:p text:style-name="P13"/>
          </table:table-cell>
          <table:table-cell table:style-name="Table1.A2" office:value-type="string">
            <text:p text:style-name="P15">26</text:p>
          </table:table-cell>
          <table:table-cell table:style-name="Table1.B2" office:value-type="string">
            <text:p text:style-name="P18"><text:span text:style-name="T8">±</text:span><text:span text:style-name="T17">6’(26)</text:span><text:span text:style-name="T8">, ±</text:span><text:span text:style-name="T17">10’(26)</text:span><text:span text:style-name="T8">, ±</text:span><text:span text:style-name="T17">22’(26)</text:span><text:span text:style-name="T8">, ±</text:span><text:span text:style-name="T17">26’(26)</text:span></text:p>
          </table:table-cell>
        </table:table-row>
        <table:table-row table:style-name="TableLine140362590149584">
          <table:table-cell table:style-name="Table1.A2" office:value-type="string">
            <text:p text:style-name="P25">12</text:p>
          </table:table-cell>
          <table:table-cell table:style-name="Table1.B2" office:value-type="string">
            <text:p text:style-name="P14"><text:span text:style-name="T8">±</text:span><text:span text:style-name="T15">4’(12), </text:span><text:span text:style-name="T8">±</text:span><text:span text:style-name="T14">12’(12)</text:span></text:p>
          </table:table-cell>
          <table:table-cell table:style-name="Table1.C1" office:value-type="string">
            <text:p text:style-name="P13"/>
          </table:table-cell>
          <table:table-cell table:style-name="Table1.A2" office:value-type="string">
            <text:p text:style-name="P15">27</text:p>
          </table:table-cell>
          <table:table-cell table:style-name="Table1.B2" office:value-type="string">
            <text:p text:style-name="P18"><text:span text:style-name="T8">±</text:span><text:span text:style-name="T17">5’(27)</text:span><text:span text:style-name="T8">, ±</text:span><text:span text:style-name="T17">7’(27)</text:span><text:span text:style-name="T8">, ±</text:span><text:span text:style-name="T17">9’(27)</text:span><text:span text:style-name="T8">, ±</text:span><text:span text:style-name="T17">11’(27)</text:span><text:span text:style-name="T8">, ±</text:span><text:span text:style-name="T17">21’(27)</text:span><text:span text:style-name="T8">, ±</text:span><text:span text:style-name="T17">23’(27)</text:span><text:span text:style-name="T8">, ±</text:span><text:span text:style-name="T17">25’(27)</text:span><text:span text:style-name="T8">, ±</text:span><text:span text:style-name="T17">27’(27)</text:span></text:p>
          </table:table-cell>
        </table:table-row>
        <table:table-row table:style-name="TableLine140362590149584">
          <table:table-cell table:style-name="Table1.A2" office:value-type="string">
            <text:p text:style-name="P25">13</text:p>
          </table:table-cell>
          <table:table-cell table:style-name="Table1.B2" office:value-type="string">
            <text:p text:style-name="P14"><text:span text:style-name="T8">±</text:span><text:span text:style-name="T15">3’(13)</text:span><text:span text:style-name="T8">, ±</text:span><text:span text:style-name="T15">5’(13)</text:span><text:span text:style-name="T8">, ±</text:span><text:span text:style-name="T15">11’(13)</text:span><text:span text:style-name="T8">, ±</text:span><text:span text:style-name="T15">13’(13)</text:span></text:p>
          </table:table-cell>
          <table:table-cell table:style-name="Table1.C1" office:value-type="string">
            <text:p text:style-name="P13"/>
          </table:table-cell>
          <table:table-cell table:style-name="Table1.A2" office:value-type="string">
            <text:p text:style-name="P15">28</text:p>
          </table:table-cell>
          <table:table-cell table:style-name="Table1.B2" office:value-type="string">
            <text:p text:style-name="P18"><text:span text:style-name="T8">±</text:span><text:span text:style-name="T17">4’(28)</text:span><text:span text:style-name="T8">, ±</text:span><text:span text:style-name="T17">12’(28)</text:span><text:span text:style-name="T8">, ±</text:span><text:span text:style-name="T17">20’(28)</text:span><text:span text:style-name="T8">, ±</text:span><text:span text:style-name="T17">28’(28)</text:span></text:p>
          </table:table-cell>
        </table:table-row>
        <table:table-row table:style-name="TableLine140362590149584">
          <table:table-cell table:style-name="Table1.A2" office:value-type="string">
            <text:p text:style-name="P25">14</text:p>
          </table:table-cell>
          <table:table-cell table:style-name="Table1.B2" office:value-type="string">
            <text:p text:style-name="P16"><text:span text:style-name="T8">±</text:span>2’(14), <text:span text:style-name="T8">±</text:span>6’(14)<text:span text:style-name="T8">, ±</text:span>10’(14), <text:span text:style-name="T8">±</text:span>14’(14)</text:p>
          </table:table-cell>
          <table:table-cell table:style-name="Table1.C1" office:value-type="string">
            <text:p text:style-name="P13"/>
          </table:table-cell>
          <table:table-cell table:style-name="Table1.A2" office:value-type="string">
            <text:p text:style-name="P15">29</text:p>
          </table:table-cell>
          <table:table-cell table:style-name="Table1.B2" office:value-type="string">
            <text:p text:style-name="P19"><text:span text:style-name="T8">±</text:span><text:span text:style-name="T18">3’(29)</text:span><text:span text:style-name="T8">, ±</text:span><text:span text:style-name="T18">5’(29)</text:span><text:span text:style-name="T8">, ±</text:span><text:span text:style-name="T18">11’(29)</text:span><text:span text:style-name="T8">, ±</text:span><text:span text:style-name="T18">13’(29)</text:span><text:span text:style-name="T8">, ±</text:span><text:span text:style-name="T18">19’(29)</text:span><text:span text:style-name="T8">, ±</text:span><text:span text:style-name="T17">21’(29)</text:span><text:span text:style-name="T8">, ±</text:span><text:span text:style-name="T17">27’(29)</text:span><text:span text:style-name="T8">, ±</text:span><text:span text:style-name="T17">29’(29)</text:span></text:p>
          </table:table-cell>
        </table:table-row>
      </table:table>
      <text:p text:style-name="P7"/>
      <text:h text:style-name="P1" text:outline-level="3">References:</text:h>
      <text:p text:style-name="Standard"/>
      <text:p text:style-name="Standard"><text:reference-mark-start text:name="balanced ternary"/>[1]<text:reference-mark-end text:name="balanced ternary"/><text:tab/>“Balanced ternary”</text:p>
      <text:p text:style-name="Standard"><text:tab/>W<text:span text:style-name="T18">ikipedia</text:span></text:p>
      <text:p text:style-name="Standard"><text:tab/><text:a xlink:type="simple" xlink:href="https://en.wikipedia.org/wiki/Balanced_ternary" text:style-name="Internet_20_link" text:visited-style-name="Visited_20_Internet_20_Link"><text:span text:style-name="T19">https://en.wikipedia.org/wiki/Balanced_ternary</text:span></text:a></text:p>
      <text:p text:style-name="Standard"/>
      <text:p text:style-name="P20"><text:reference-mark-start text:name="non-standard"/>[2]<text:reference-mark-end text:name="non-standard"/><text:tab/>“Non-standard positional numeral systems”</text:p>
      <text:p text:style-name="P20"><text:tab/>Wikipedia</text:p>
      <text:p text:style-name="P20"><text:tab/><text:a xlink:type="simple" xlink:href="https://en.wikipedia.org/wiki/Non-standard_positional_numeral_systems" text:style-name="Internet_20_link" text:visited-style-name="Visited_20_Internet_20_Link"><text:span text:style-name="T19">https://en.wikipedia.org/wiki/Non-standard_positional_numeral_systems</text:span></text:a></text:p>
      <text:p text:style-name="P20"/>
      <text:p text:style-name="P21"><text:reference-mark-start text:name="avatar logic"/>[3]<text:reference-mark-end text:name="avatar logic"/><text:tab/>“Avatar Logic”</text:p>
      <text:p text:style-name="P21"><text:tab/>AdvancedResearch – Summary page on Avatar Extensions</text:p>
      <text:p text:style-name="P21"><text:tab/><text:a xlink:type="simple" xlink:href="https://advancedresearch.github.io/avatar-extensions/summary.html#avatar-logic" text:style-name="Internet_20_link" text:visited-style-name="Visited_20_Internet_20_Link"><text:span text:style-name="T19">https://advancedresearch.github.io/avatar-extensions/summary.html#avatar-logic</text:span></text:a>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8T10:30:49.372791478</meta:creation-date>
    <dc:date>2022-05-08T14:16:27.138164054</dc:date>
    <meta:editing-duration>PT9M38S</meta:editing-duration>
    <meta:editing-cycles>1</meta:editing-cycles>
    <meta:document-statistic meta:table-count="1" meta:image-count="0" meta:object-count="0" meta:page-count="2" meta:paragraph-count="92" meta:word-count="384" meta:character-count="2404" meta:non-whitespace-character-count="2101"/>
    <meta:generator>LibreOffice/7.2.2.2$MacOSX_X86_64 LibreOffice_project/02b2acce88a210515b4a5bb2e46cbfb63fe97d56</meta:generator>
  </office:meta>
</office:document-meta>
</file>